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200000010000108900000845A21EF048.svg" manifest:media-type="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05cm" fo:min-width="3.533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205cm" fo:min-width="1.039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2.02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105cm" fo:min-width="1.539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.03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19cm" fo:min-width="3.329cm"/>
    </style:style>
    <style:style style:name="gr7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text-properties fo:font-size="12pt" fo:font-weight="bold" style:font-size-asian="18pt" style:font-size-complex="18pt"/>
    </style:style>
    <style:style style:name="P2" style:family="paragraph">
      <style:text-properties fo:font-size="7.5pt" style:font-size-asian="18pt" style:font-size-complex="18pt"/>
    </style:style>
    <style:style style:name="P3" style:family="paragraph">
      <style:paragraph-properties fo:text-align="center"/>
    </style:style>
    <style:style style:name="T1" style:family="text">
      <style:text-properties fo:font-size="12pt" fo:font-weight="bold" style:font-size-asian="18pt" style:font-size-complex="18pt"/>
    </style:style>
    <style:style style:name="T2" style:family="text">
      <style:text-properties fo:font-size="7.5pt" style:font-size-asian="18pt" style:font-size-complex="18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frame draw:style-name="gr1" draw:text-style-name="P1" draw:layer="layout" svg:width="4.033cm" svg:height="0.755cm" svg:x="4.461cm" svg:y="2.645cm">
          <draw:text-box>
            <text:p><text:span text:style-name="T1">Tommi Mäkitalo</text:span></text:p>
          </draw:text-box>
        </draw:frame>
        <draw:frame draw:style-name="gr2" draw:text-style-name="P2" draw:layer="layout" svg:width="2.344cm" svg:height="0.547cm" svg:x="4.461cm" svg:y="3.345cm">
          <draw:text-box>
            <text:p><text:span text:style-name="T2">Taunusstraße 7</text:span></text:p>
          </draw:text-box>
        </draw:frame>
        <draw:frame draw:style-name="gr3" draw:text-style-name="P2" draw:layer="layout" svg:width="3.114cm" svg:height="0.569cm" svg:x="4.461cm" svg:y="3.692cm">
          <draw:text-box>
            <text:p><text:span text:style-name="T2">D-65843 Sulzbach/Ts.</text:span></text:p>
          </draw:text-box>
        </draw:frame>
        <draw:frame draw:style-name="gr4" draw:text-style-name="P2" draw:layer="layout" svg:width="3.55cm" svg:height="0.547cm" svg:x="4.461cm" svg:y="4.038cm">
          <draw:text-box>
            <text:p><text:span text:style-name="T2">E-Mail: tommi@tntnet.org</text:span></text:p>
          </draw:text-box>
        </draw:frame>
        <draw:frame draw:style-name="gr5" draw:text-style-name="P2" draw:layer="layout" svg:width="3.626cm" svg:height="0.547cm" svg:x="4.461cm" svg:y="4.385cm">
          <draw:text-box>
            <text:p><text:span text:style-name="T2">Telefon: +49-174-3160646</text:span></text:p>
          </draw:text-box>
        </draw:frame>
        <draw:frame draw:style-name="gr6" draw:text-style-name="P2" draw:layer="layout" svg:width="3.829cm" svg:height="0.569cm" svg:x="4.461cm" svg:y="4.731cm">
          <draw:text-box>
            <text:p><text:span text:style-name="T2">http://www.tntnet.org/</text:span></text:p>
          </draw:text-box>
        </draw:frame>
        <draw:frame draw:style-name="gr7" draw:text-style-name="P3" draw:layer="layout" svg:width="4.232cm" svg:height="2.116cm" svg:x="0.568cm" svg:y="0.684cm">
          <draw:image xlink:href="Pictures/200000010000108900000845A21EF048.sv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de" fo:country="DE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</office:styles>
  <office:automatic-styles>
    <style:page-layout style:name="PM0">
      <style:page-layout-properties fo:margin-top="0.3cm" fo:margin-bottom="0.3cm" fo:margin-left="0.3cm" fo:margin-right="0.3cm" fo:page-width="9.1cm" fo:page-height="6cm" style:print-orientation="portrait"/>
    </style:page-layout>
    <style:style style:name="Mdp1" style:family="drawing-page">
      <style:drawing-page-properties draw:background-size="border" draw:fill="none" draw:fill-image-width="0cm" draw:fill-image-height="0cm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0-05-14T22:55:08</meta:creation-date>
    <meta:print-date>2010-05-16T11:44:16</meta:print-date>
    <dc:date>2013-09-14T13:15:03</dc:date>
    <meta:editing-duration>PT19M43S</meta:editing-duration>
    <meta:editing-cycles>4</meta:editing-cycles>
    <meta:generator>LibreOffice/3.6$Linux_X86_64 LibreOffice_project/360m1$Build-2</meta:generator>
    <dc:creator>Tommi Mäkitalo</dc:creator>
    <meta:document-statistic meta:object-count="7"/>
  </office:meta>
</office:document-meta>
</file>